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860d" draw:fill-color="#ffdbb6" draw:textarea-horizontal-align="justify" draw:textarea-vertical-align="middle" draw:auto-grow-height="false" fo:min-height="1.15cm" fo:min-width="3.2cm"/>
      <style:paragraph-properties style:writing-mode="lr-tb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6.25cm" fo:min-width="3.2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0.451cm" fo:min-width="1.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9.85cm" fo:min-width="7.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3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6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g>
            <draw:custom-shape draw:style-name="gr1" draw:text-style-name="P2" draw:layer="layout" svg:width="3.7cm" svg:height="1.4cm" svg:x="1.4cm" svg:y="4.05cm">
              <text:p text:style-name="P1">Producer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3.7cm" svg:height="1.4cm" svg:x="1.4cm" svg:y="6.75cm">
              <text:p text:style-name="P1">Producer</text:p>
              <draw:enhanced-geometry svg:viewBox="0 0 21600 21600" draw:type="rectangle" draw:enhanced-path="M 0 0 L 21600 0 21600 21600 0 21600 0 0 Z N"/>
            </draw:custom-shape>
          </draw:g>
          <draw:g xml:id="id7" draw:id="id7">
            <draw:custom-shape draw:style-name="gr2" draw:text-style-name="P3" draw:layer="layout" svg:width="3.7cm" svg:height="6.5cm" svg:x="8cm" svg:y="2.8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4" draw:layer="layout" svg:width="3.2cm" svg:height="0.7cm" svg:x="8.25cm" svg:y="4.35cm">
                <text:p text:style-name="P1"><text:span text:style-name="T1">Channel</text:span></text:p>
  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</draw:custom-shape>
              <draw:custom-shape draw:style-name="gr3" draw:text-style-name="P4" draw:layer="layout" svg:width="3.2cm" svg:height="0.7cm" svg:x="8.25cm" svg:y="5.45cm">
                <text:p text:style-name="P1"><text:span text:style-name="T1">Channel</text:span></text:p>
  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</draw:custom-shape>
              <draw:custom-shape draw:style-name="gr3" draw:text-style-name="P4" draw:layer="layout" svg:width="3.2cm" svg:height="0.7cm" svg:x="8.25cm" svg:y="6.55cm">
                <text:p text:style-name="P1"><text:span text:style-name="T1">Channel</text:span></text:p>
  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</draw:custom-shape>
              <draw:custom-shape draw:style-name="gr3" draw:text-style-name="P4" draw:layer="layout" svg:width="3.2cm" svg:height="0.7cm" svg:x="8.25cm" svg:y="7.65cm">
                <text:p text:style-name="P1"><text:span text:style-name="T1">…</text:span><text:span text:style-name="T1">...</text:span></text:p>
  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</draw:custom-shape>
            </draw:g>
            <draw:frame draw:style-name="gr4" draw:text-style-name="P5" draw:layer="layout" svg:width="3.563cm" svg:height="0.962cm" svg:x="8.069cm" svg:y="2.95cm">
              <draw:text-box>
                <text:p>connection</text:p>
              </draw:text-box>
            </draw:frame>
          </draw:g>
          <draw:g xml:id="id8" draw:id="id8">
            <draw:custom-shape draw:style-name="gr5" draw:text-style-name="P6" draw:layer="layout" svg:width="8.2cm" svg:height="10.1cm" svg:x="14.1cm" svg:y="1.0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5" draw:layer="layout" svg:width="5.646cm" svg:height="0.962cm" svg:x="15.377cm" svg:y="1.45cm">
              <draw:text-box>
                <text:p>Broker(RabbitMQ)</text:p>
              </draw:text-box>
            </draw:frame>
            <draw:g>
              <draw:custom-shape draw:style-name="gr6" draw:text-style-name="P7" xml:id="id1" draw:id="id1" draw:layer="layout" svg:width="2.8cm" svg:height="1.7cm" svg:x="14.9cm" svg:y="3.85cm">
                <text:p text:style-name="P1"><text:span text:style-name="T1">Exchan</text:span><text:span text:style-name="T1">g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7" xml:id="id2" draw:id="id2" draw:layer="layout" svg:width="2.1cm" svg:height="1.1cm" svg:x="19.4cm" svg:y="3.05cm">
                <text:p text:style-name="P1"><text:span text:style-name="T1">Queu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7" xml:id="id3" draw:id="id3" draw:layer="layout" svg:width="2.1cm" svg:height="1.1cm" svg:x="19.4cm" svg:y="5.25cm">
                <text:p text:style-name="P1"><text:span text:style-name="T1">Queue</text:span></text:p>
                <draw:enhanced-geometry svg:viewBox="0 0 21600 21600" draw:type="rectangle" draw:enhanced-path="M 0 0 L 21600 0 21600 21600 0 21600 0 0 Z N"/>
              </draw:custom-shape>
              <draw:connector draw:style-name="gr8" draw:text-style-name="P8" draw:layer="layout" draw:type="line" svg:x1="17.7cm" svg:y1="4.7cm" svg:x2="19.4cm" svg:y2="3.6cm" draw:start-shape="id1" draw:start-glue-point="1" draw:end-shape="id2" draw:end-glue-point="3" svg:d="M17700 4700l1700-1100" svg:viewBox="0 0 1701 1101">
                <text:p/>
              </draw:connector>
              <draw:connector draw:style-name="gr8" draw:text-style-name="P8" draw:layer="layout" draw:type="line" svg:x1="17.7cm" svg:y1="4.7cm" svg:x2="19.4cm" svg:y2="5.8cm" draw:start-shape="id1" draw:start-glue-point="1" draw:end-shape="id3" draw:end-glue-point="3" svg:d="M17700 4700l1700 1100" svg:viewBox="0 0 1701 1101">
                <text:p/>
              </draw:connector>
            </draw:g>
            <draw:g>
              <draw:custom-shape draw:style-name="gr6" draw:text-style-name="P7" xml:id="id4" draw:id="id4" draw:layer="layout" svg:width="2.8cm" svg:height="1.7cm" svg:x="14.9cm" svg:y="8.05cm">
                <text:p text:style-name="P1"><text:span text:style-name="T1">Exchang</text:span><text:span text:style-name="T1">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7" xml:id="id5" draw:id="id5" draw:layer="layout" svg:width="2.1cm" svg:height="1.1cm" svg:x="19.4cm" svg:y="7.25cm">
                <text:p text:style-name="P1"><text:span text:style-name="T1">Queu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7" xml:id="id6" draw:id="id6" draw:layer="layout" svg:width="2.1cm" svg:height="1.1cm" svg:x="19.4cm" svg:y="9.45cm">
                <text:p text:style-name="P1"><text:span text:style-name="T1">…</text:span><text:span text:style-name="T1">...</text:span></text:p>
                <draw:enhanced-geometry svg:viewBox="0 0 21600 21600" draw:type="rectangle" draw:enhanced-path="M 0 0 L 21600 0 21600 21600 0 21600 0 0 Z N"/>
              </draw:custom-shape>
              <draw:connector draw:style-name="gr8" draw:text-style-name="P8" draw:layer="layout" draw:type="line" svg:x1="17.7cm" svg:y1="8.9cm" svg:x2="19.4cm" svg:y2="7.8cm" draw:start-shape="id4" draw:start-glue-point="1" draw:end-shape="id5" draw:end-glue-point="3" svg:d="M17700 8900l1700-1100" svg:viewBox="0 0 1701 1101">
                <text:p/>
              </draw:connector>
              <draw:connector draw:style-name="gr8" draw:text-style-name="P8" draw:layer="layout" draw:type="line" svg:x1="17.7cm" svg:y1="8.9cm" svg:x2="19.4cm" svg:y2="10cm" draw:start-shape="id4" draw:start-glue-point="1" draw:end-shape="id6" draw:end-glue-point="3" svg:d="M17700 8900l1700 1100" svg:viewBox="0 0 1701 1101">
                <text:p/>
              </draw:connector>
            </draw:g>
          </draw:g>
          <draw:g xml:id="id9" draw:id="id9">
            <draw:custom-shape draw:style-name="gr2" draw:text-style-name="P3" draw:layer="layout" svg:width="3.7cm" svg:height="6.5cm" svg:x="24.7cm" svg:y="2.8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4" draw:layer="layout" svg:width="3.2cm" svg:height="0.7cm" svg:x="24.95cm" svg:y="4.35cm">
                <text:p text:style-name="P1"><text:span text:style-name="T1">Channel</text:span></text:p>
  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</draw:custom-shape>
              <draw:custom-shape draw:style-name="gr3" draw:text-style-name="P4" draw:layer="layout" svg:width="3.2cm" svg:height="0.7cm" svg:x="24.95cm" svg:y="5.45cm">
                <text:p text:style-name="P1"><text:span text:style-name="T1">Channel</text:span></text:p>
  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</draw:custom-shape>
              <draw:custom-shape draw:style-name="gr3" draw:text-style-name="P4" draw:layer="layout" svg:width="3.2cm" svg:height="0.7cm" svg:x="24.95cm" svg:y="6.55cm">
                <text:p text:style-name="P1"><text:span text:style-name="T1">Channel</text:span></text:p>
  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</draw:custom-shape>
              <draw:custom-shape draw:style-name="gr3" draw:text-style-name="P4" draw:layer="layout" svg:width="3.2cm" svg:height="0.7cm" svg:x="24.95cm" svg:y="7.65cm">
                <text:p text:style-name="P1"><text:span text:style-name="T1">…</text:span><text:span text:style-name="T1">...</text:span></text:p>
  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</draw:custom-shape>
            </draw:g>
            <draw:frame draw:style-name="gr4" draw:text-style-name="P5" draw:layer="layout" svg:width="3.563cm" svg:height="0.962cm" svg:x="24.769cm" svg:y="2.95cm">
              <draw:text-box>
                <text:p>connection</text:p>
              </draw:text-box>
            </draw:frame>
          </draw:g>
          <draw:g>
            <draw:custom-shape draw:style-name="gr1" draw:text-style-name="P2" draw:layer="layout" svg:width="3.7cm" svg:height="1.4cm" svg:x="31.7cm" svg:y="4.05cm">
              <text:p text:style-name="P1">Consumer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3.7cm" svg:height="1.4cm" svg:x="31.7cm" svg:y="6.75cm">
              <text:p text:style-name="P1">Consumer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8" draw:layer="layout" svg:x1="5.1cm" svg:y1="4.8cm" svg:x2="8cm" svg:y2="4.8cm">
            <text:p/>
          </draw:line>
          <draw:line draw:style-name="gr8" draw:text-style-name="P8" draw:layer="layout" svg:x1="5.1cm" svg:y1="7.6cm" svg:x2="8.1cm" svg:y2="7.6cm">
            <text:p/>
          </draw:line>
          <draw:connector draw:style-name="gr8" draw:text-style-name="P8" draw:layer="layout" draw:type="line" svg:x1="11.7cm" svg:y1="6.1cm" svg:x2="14.1cm" svg:y2="6.1cm" draw:start-shape="id7" draw:start-glue-point="1" draw:end-shape="id8" draw:end-glue-point="3" svg:d="M11700 6100h2400" svg:viewBox="0 0 2401 1">
            <text:p/>
          </draw:connector>
          <draw:connector draw:style-name="gr8" draw:text-style-name="P8" draw:layer="layout" draw:type="line" svg:x1="22.3cm" svg:y1="6.1cm" svg:x2="24.7cm" svg:y2="6.1cm" draw:start-shape="id8" draw:start-glue-point="1" draw:end-shape="id9" draw:end-glue-point="3" svg:d="M22300 6100h2400" svg:viewBox="0 0 2401 1">
            <text:p/>
          </draw:connector>
          <draw:line draw:style-name="gr8" draw:text-style-name="P8" draw:layer="layout" svg:x1="28.4cm" svg:y1="4.8cm" svg:x2="31.7cm" svg:y2="4.8cm">
            <text:p/>
          </draw:line>
          <draw:line draw:style-name="gr8" draw:text-style-name="P8" draw:layer="layout" svg:x1="28.4cm" svg:y1="7.5cm" svg:x2="31.7cm" svg:y2="7.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5.2$Linux_X86_64 LibreOffice_project/30$Build-2</meta:generator>
    <dc:date>2020-05-08T23:18:56.242282098</dc:date>
    <meta:editing-duration>PT7H39M37S</meta:editing-duration>
    <meta:editing-cycles>1</meta:editing-cycles>
    <meta:document-statistic meta:object-count="44"/>
  </office:meta>
</office:document-meta>
</file>